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7.11pt"/>
    </style:style>
    <style:style style:name="co3" style:family="table-column">
      <style:table-column-properties fo:break-before="auto" style:column-width="192.56pt"/>
    </style:style>
    <style:style style:name="co4" style:family="table-column">
      <style:table-column-properties fo:break-before="auto" style:column-width="180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 soma</text:p>
          </table:table-cell>
          <table:table-cell/>
          <table:table-cell office:value-type="string" calcext:value-type="string">
            <text:p>first run: 0.98 prob | 1500 borderSize</text:p>
          </table:table-cell>
          <table:table-cell office:value-type="string" calcext:value-type="string">
            <text:p>second run: 0.99 prob | 2000 borderSize</text:p>
          </table:table-cell>
          <table:table-cell table:style-name="ce1" office:value-type="string" calcext:value-type="string">
            <text:p>third run: 0.995 prob | 2250 borderSiz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b but merges into soma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b)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b</text:p>
          </table:table-cell>
          <table:table-cell office:value-type="string" calcext:value-type="string">
            <text:p>was tried to agglomerated but is no neuron so it can be removed, however it is not listed in the agglomerateSomas file because the indices would be shifted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b but merges into soma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b)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b but merges into soma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table:number-columns-repeated="3" office:value-type="string" calcext:value-type="string">
            <text:p>b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b but merges into soma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b but merges into soma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1">00/00/0000</text:date>, <text:time style:data-style-name="N2" text:time-value="10:49:56.2302536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9T11:24:05.165721092</meta:creation-date>
    <dc:date>2017-09-21T12:20:55.814044914</dc:date>
    <meta:editing-duration>PT4H54M53S</meta:editing-duration>
    <meta:editing-cycles>8</meta:editing-cycles>
    <meta:generator>LibreOffice/5.1.6.2$Linux_X86_64 LibreOffice_project/10m0$Build-2</meta:generator>
    <meta:document-statistic meta:table-count="1" meta:cell-count="310" meta:object-count="0"/>
  </office:meta>
</office:document-meta>
</file>